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SAMUEL 23-24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ONG OF DAVID (23:1-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SONG OF DAVID (23:1-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God and the godly (23:1-5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God and the godly (23:1-5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His anointing of David (23:1-4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is agreement with David (23:5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SONG OF DAVID (23:1-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God and the godly (23:1-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God and the godless (23:6-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2 SAMUEL 23-24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SONG OF DAVID (23:1-7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SOLDIERS OF DAVID (23:8-3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-title-Title-Slide" presentation:presentation-page-layout-name="Master1-PPL1" draw:id="Slide-261">
        <draw:frame draw:id="id100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THE SOLDIERS OF DAVID (23:8-39):<text:s text:c="1"/></text:span><text:span text:style-name="a549" text:class-names=""/></text:p>
          </draw:text-box>
          <svg:title/>
          <svg:desc/>
        </draw:frame>
        <draw:frame draw:id="id101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First grouping (23:8-17):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First grouping (23:8-17):<text:s text:c="1"/></text:span><text:span text:style-name="a559" text:class-names=""/></text:p>
          </draw:text-box>
          <svg:title/>
          <svg:desc/>
        </draw:frame>
        <draw:frame draw:id="id103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Jashobeam, the commander of the Three, killed 800 men in one battle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Eleazar struck down Philistines until his hand was too tired to hold his sword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Shammah single-handedly beat back a large number of attacking Philistines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se men once broke through the Philistine lines simply to bring David water from Bethlehem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8" draw:style-name="a578" draw:master-page-name="Master1-Layout12-tx-Title-and-Text" presentation:presentation-page-layout-name="Master1-PPL12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THE SOLDIERS OF DAVID (23:8-39):<text:s text:c="1"/></text:span><text:span text:style-name="a580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First grouping (23:8-17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Second grouping (23:18-23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Second grouping (23:18-23):<text:s text:c="1"/></text:span><text:span text:style-name="a595" text:class-names=""/></text:p>
          </draw:text-box>
          <svg:title/>
          <svg:desc/>
        </draw:frame>
        <draw:frame draw:id="id107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Abishai, the leader of the Thirty, once killed 300 enemy soldiers in a single battle. He became as famous as the Three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Benaiah, the commander of David's bodyguard, killed two of Moab's mightiest warriors and a lion in a pit. He also killed an Egyptian with the Egyptian's own spear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0" draw:style-name="a608" draw:master-page-name="Master1-Layout12-tx-Title-and-Text" presentation:presentation-page-layout-name="Master1-PPL12" draw:id="Slide-265">
        <draw:frame draw:id="id108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SOLDIERS OF DAVID (23:8-39):<text:s text:c="1"/></text:span><text:span text:style-name="a610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First grouping (23:8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econd grouping (23:18-23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inal grouping (23:24-3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2 SAMUEL 23-24</text:span><text:span text:style-name="a628" text:class-names=""/></text:p>
          </draw:text-box>
          <svg:title/>
          <svg:desc/>
        </draw:frame>
        <draw:frame draw:id="id111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ONG OF DAVID (23:1-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OLDIERS OF DAVID (23:8-3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HE SIN OF DAVID (24:1-2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2" draw:style-name="a644" draw:master-page-name="Master1-Layout12-tx-Title-and-Text" presentation:presentation-page-layout-name="Master1-PPL12" draw:id="Slide-267">
        <draw:frame draw:id="id112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SIN OF DAVID (24:1-25)<text:s text:c="1"/></text:span><text:span text:style-name="a646" text:class-names=""/></text:p>
          </draw:text-box>
          <svg:title/>
          <svg:desc/>
        </draw:frame>
        <draw:frame draw:id="id113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project (24:1-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protest (24:3-4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particulars (24:5-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3" draw:style-name="a662" draw:master-page-name="Master1-Layout12-tx-Title-and-Text" presentation:presentation-page-layout-name="Master1-PPL12" draw:id="Slide-268">
        <draw:frame draw:id="id114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particulars (24:5-9)<text:s text:c="1"/></text:span><text:span text:style-name="a664" text:class-names=""/></text:p>
          </draw:text-box>
          <svg:title/>
          <svg:desc/>
        </draw:frame>
        <draw:frame draw:id="id115" presentation:style-name="a679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territory of the census (24:5-7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time of the census (24:8):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total of the census (24:9): There are 500,000 men of military age in Judah and 800,000 throughout the rest of Israel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4" draw:style-name="a680" draw:master-page-name="Master1-Layout12-tx-Title-and-Text" presentation:presentation-page-layout-name="Master1-PPL12" draw:id="Slide-269">
        <draw:frame draw:id="id116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THE SIN OF DAVID (24:1-25)<text:s text:c="1"/></text:span><text:span text:style-name="a682" text:class-names=""/></text:p>
          </draw:text-box>
          <svg:title/>
          <svg:desc/>
        </draw:frame>
        <draw:frame draw:id="id117" presentation:style-name="a703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The project (24:1-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protest (24:3-4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particulars (24:5-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prayer (24:10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punishment (24:11-1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5" draw:style-name="a704" draw:master-page-name="Master1-Layout1-title-Title-Slide" presentation:presentation-page-layout-name="Master1-PPL1" draw:id="Slide-270">
        <draw:frame draw:id="id118" presentation:style-name="a708" draw:name="Title 1" svg:x="1.38in" svg:y="0.83in" svg:width="10.3in" svg:height="4.42in" presentation:class="title" presentation:placeholder="false">
          <draw:text-box>
            <text:p text:style-name="a707" text:class-names="" text:cond-style-name=""><text:span text:style-name="a705" text:class-names=""><text:s text:c="1"/>The punishment (24:11-15)<text:s text:c="1"/></text:span><text:span text:style-name="a706" text:class-names=""/></text:p>
          </draw:text-box>
          <svg:title/>
          <svg:desc/>
        </draw:frame>
        <draw:frame draw:id="id119" presentation:style-name="a713" draw:name="Subtitle 2" svg:x="1.38in" svg:y="5.25in" svg:width="10.3in" svg:height="1.85in" presentation:class="subtitle" presentation:placeholder="false">
          <draw:text-box>
            <text:p text:style-name="a710" text:class-names="" text:cond-style-name=""><text:span text:style-name="a709" text:class-names=""><text:s text:c="1"/>The nature (24:11-13):</text:span></text:p>
            <text:p text:style-name="a712" text:class-names="" text:cond-style-name=""><text:span text:style-name="a711" text:class-names=""/></text:p>
          </draw:text-box>
          <svg:title/>
          <svg:desc/>
        </draw:frame>
      </draw:page>
      <draw:page draw:name="Slide16" draw:style-name="a714" draw:master-page-name="Master1-Layout12-tx-Title-and-Text" presentation:presentation-page-layout-name="Master1-PPL12" draw:id="Slide-271">
        <draw:frame draw:id="id120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nature (24:11-13):</text:span><text:span text:style-name="a716" text:class-names=""/></text:p>
          </draw:text-box>
          <svg:title/>
          <svg:desc/>
        </draw:frame>
        <draw:frame draw:id="id121" presentation:style-name="a731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ree years of famine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ree months of military defeat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ree days of plague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7" draw:style-name="a732" draw:master-page-name="Master1-Layout12-tx-Title-and-Text" presentation:presentation-page-layout-name="Master1-PPL12" draw:id="Slide-272">
        <draw:frame draw:id="id122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punishment (24:11-15)<text:s text:c="1"/></text:span><text:span text:style-name="a734" text:class-names=""/></text:p>
          </draw:text-box>
          <svg:title/>
          <svg:desc/>
        </draw:frame>
        <draw:frame draw:id="id123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nature (24:11-13):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number (24:14-15):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13-twoColTx-Title-and-2-Column-Text" presentation:presentation-page-layout-name="Master1-PPL13" draw:id="Slide-273">
        <draw:frame draw:id="id124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SIN OF DAVID (24:1-25)<text:s text:c="1"/></text:span><text:span text:style-name="a749" text:class-names=""/></text:p>
          </draw:text-box>
          <svg:title/>
          <svg:desc/>
        </draw:frame>
        <draw:frame draw:id="id125" presentation:style-name="a764" draw:name="Text Placeholder 2" svg:x="1.38021in" svg:y="2in" svg:width="4.61632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project (24:1-2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protest (24:3-4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particulars (24:5-9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  <draw:frame draw:id="id126" presentation:style-name="a780" draw:name="Text Placeholder 3" svg:x="6.16319in" svg:y="2in" svg:width="4.61632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 prayer (24:10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 punishment (24:11-15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pardon (24:16-17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purchase (24:18-25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19" draw:style-name="a781" draw:master-page-name="Master1-Layout12-tx-Title-and-Text" presentation:presentation-page-layout-name="Master1-PPL12" draw:id="Slide-274">
        <draw:frame draw:id="id127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2 SAMUEL 23-24</text:span><text:span text:style-name="a783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THE SONG OF DAVID (23:1-7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HE SOLDIERS OF DAVID (23:8-39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SIN OF DAVID (24:1-25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3-24</dc:title>
    <meta:initial-creator>David STRICKLAND</meta:initial-creator>
    <dc:creator>David STRICKLAND</dc:creator>
    <meta:creation-date>2020-02-22T19:25:26Z</meta:creation-date>
    <dc:date>2020-02-22T19:25:27Z</dc:date>
    <meta:template xlink:href="BibleStudy" xlink:type="simple"/>
    <meta:editing-cycles>1</meta:editing-cycles>
    <meta:editing-duration>PT0S</meta:editing-duration>
    <meta:document-statistic meta:paragraph-count="69" meta:word-count="540"/>
  </office:meta>
</office:document-meta>
</file>